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49pt" svg:height="254.38pt" svg:x="257.56pt" svg:y="10.4pt">
            <draw:object draw:notify-on-update-of-ranges="Sheet1.A1:Sheet1.A4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46pt" svg:height="254.41pt" svg:x="252.88pt" svg:y="283.18pt">
            <draw:object draw:notify-on-update-of-ranges="Sheet1.B1:Sheet1.B4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49pt" svg:height="254.38pt" svg:x="259.11pt" svg:y="565.6pt">
            <draw:object draw:notify-on-update-of-ranges="Sheet1.C1:Sheet1.C48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table:number-columns-repeated="3" office:value-type="float" office:value="15" calcext:value-type="float">
            <text:p>15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Tulkošanas tabu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CD</text:p>
          </table:table-cell>
          <table:table-cell office:value-type="string" calcext:value-type="string">
            <text:p>CDAB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Apgrieztā Dec tabula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2">00/00/0000</text:date>, <text:time style:data-style-name="N2" text:time-value="17:46:48.3917073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0T21:35:21.203165486</meta:creation-date>
    <dc:date>2019-01-12T18:53:54.356062194</dc:date>
    <meta:editing-duration>PT24M34S</meta:editing-duration>
    <meta:editing-cycles>2</meta:editing-cycles>
    <meta:generator>LibreOffice/6.0.7.3$Linux_X86_64 LibreOffice_project/00m0$Build-3</meta:generator>
    <meta:document-statistic meta:table-count="1" meta:cell-count="21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line" chart:style-name="ch1">
        <chart:legend chart:legend-position="end" svg:x="13.72cm" svg:y="4.186cm" style:legend-expansion="high" chart:style-name="ch2"/>
        <chart:plot-area chart:style-name="ch3" table:cell-range-address="Sheet1.A1:Sheet1.A48" svg:x="0.319cm" svg:y="0.179cm" svg:width="13.082cm" svg:height="8.617cm">
          <chartooo:coordinate-region svg:x="0.944cm" svg:y="0.38cm" svg:width="12.457cm" svg:height="7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48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:Sheet1.A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8.976cm" xlink:href=".." xlink:type="simple" chart:class="chart:line" chart:style-name="ch1">
        <chart:legend chart:legend-position="end" svg:x="13.719cm" svg:y="4.187cm" style:legend-expansion="high" chart:style-name="ch2"/>
        <chart:plot-area chart:style-name="ch3" table:cell-range-address="Sheet1.B1:Sheet1.B48" svg:x="0.319cm" svg:y="0.179cm" svg:width="13.081cm" svg:height="8.618cm">
          <chartooo:coordinate-region svg:x="0.944cm" svg:y="0.38cm" svg:width="12.456cm" svg:height="7.6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48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:Sheet1.B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">
                <text:p>1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8.975cm" xlink:href=".." xlink:type="simple" chart:class="chart:line" chart:style-name="ch1">
        <chart:legend chart:legend-position="end" svg:x="13.72cm" svg:y="4.186cm" style:legend-expansion="high" chart:style-name="ch2"/>
        <chart:plot-area chart:style-name="ch3" table:cell-range-address="Sheet1.C1:Sheet1.C48" svg:x="0.319cm" svg:y="0.179cm" svg:width="13.082cm" svg:height="8.617cm">
          <chartooo:coordinate-region svg:x="0.944cm" svg:y="0.38cm" svg:width="12.457cm" svg:height="7.6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1:Sheet1.C48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:Sheet1.C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